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reateContainerAction.CreateContainer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reateContainerAction.run( IAction ac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reateContainerAction.addCPContainer( IJavaProject project , IPath projectRelativePath , String conf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ateContainerAction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reateContainerAction.init( IWorkbenchWindow windo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ateContainerAction.selectionChanged( IAction action , ISelection sel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